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ToStandardExtensionAdap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oStandardExtensionAdap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oStandardExtensionAdapter.WebSocketToStandardExtensionAdapter( final WebSocketExtension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SocketToStandardExtensionAdapter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